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draw:stroke-dash="Long_20_Dash" svg:stroke-width="0.035cm" svg:stroke-color="#000000" draw:marker-start="" draw:marker-start-width="0.253cm" draw:marker-start-center="false" draw:marker-end="UML_20_Arrow" draw:marker-end-width="0.253cm" draw:marker-end-center="false" draw:fill="solid" draw:fill-color="#000000" draw:textarea-horizontal-align="justify" draw:textarea-vertical-align="middle" draw:auto-grow-height="false" fo:min-height="0.095cm" fo:min-width="0cm" fo:padding-top="0.143cm" fo:padding-bottom="0.143cm" fo:padding-left="0.268cm" fo:padding-right="0.268cm" fo:wrap-option="wrap" draw:shadow="hidden" draw:shadow-offset-x="0.2cm" draw:shadow-offset-y="0.2cm" draw:shadow-color="#808080" style:protect="size" loext:decorative="false"/>
    </style:style>
    <style:style style:name="gr2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right" draw:textarea-vertical-align="middle" draw:auto-grow-height="false" draw:fit-to-contour="true" fo:min-height="2.191cm" fo:min-width="4.481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4" style:family="graphic" style:parent-style-name="objectwithoutfill">
      <style:graphic-properties svg:stroke-width="0.035cm" svg:stroke-color="#000000" draw:marker-start-width="0.252cm" draw:marker-end="Arrowheads_20_2" draw:marker-end-width="0.352cm" draw:fill="none" draw:textarea-vertical-align="middle" fo:padding-top="0.142cm" fo:padding-bottom="0.142cm" fo:padding-left="0.267cm" fo:padding-right="0.267cm" loext:decorative="false"/>
    </style:style>
    <style:style style:name="gr5" style:family="graphic" style:parent-style-name="objectwithoutfill">
      <style:graphic-properties svg:stroke-width="0.035cm" svg:stroke-color="#000000" draw:marker-start-width="0.252cm" draw:marker-end="Arrowheads_20_3" draw:marker-end-width="0.352cm" draw:fill="none" draw:textarea-vertical-align="middle" fo:padding-top="0.142cm" fo:padding-bottom="0.142cm" fo:padding-left="0.267cm" fo:padding-right="0.267cm" loext:decorative="false"/>
    </style:style>
    <style:style style:name="gr6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" style:family="graphic" style:parent-style-name="objectwithoutfill">
      <style:graphic-properties svg:stroke-width="0.035cm" svg:stroke-color="#000000" draw:marker-start-width="0.252cm" draw:marker-end="Arrowheads_20_4" draw:marker-end-width="0.352cm" draw:fill="none" draw:textarea-vertical-align="middle" fo:padding-top="0.142cm" fo:padding-bottom="0.142cm" fo:padding-left="0.267cm" fo:padding-right="0.267cm" loext:decorative="false"/>
    </style:style>
    <style:style style:name="gr8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" style:family="graphic" style:parent-style-name="objectwithoutfill">
      <style:graphic-properties svg:stroke-width="0.035cm" svg:stroke-color="#000000" draw:marker-start-width="0.252cm" draw:marker-end="Arrowheads_20_5" draw:marker-end-width="0.352cm" draw:fill="none" draw:textarea-vertical-align="middle" fo:padding-top="0.142cm" fo:padding-bottom="0.142cm" fo:padding-left="0.267cm" fo:padding-right="0.267cm" loext:decorative="false"/>
    </style:style>
    <style:style style:name="gr13" style:family="graphic" style:parent-style-name="objectwithoutfill">
      <style:graphic-properties svg:stroke-width="0.035cm" svg:stroke-color="#000000" draw:marker-start-width="0.252cm" draw:marker-end="Arrowheads_20_6" draw:marker-end-width="0.352cm" draw:fill="none" draw:textarea-vertical-align="middle" fo:padding-top="0.142cm" fo:padding-bottom="0.142cm" fo:padding-left="0.267cm" fo:padding-right="0.267cm" loext:decorative="false"/>
    </style:style>
    <style:style style:name="gr14" style:family="graphic" style:parent-style-name="objectwithoutfill">
      <style:graphic-properties svg:stroke-width="0.035cm" svg:stroke-color="#000000" draw:marker-start-width="0.252cm" draw:marker-end="Arrowheads_20_8" draw:marker-end-width="0.352cm" draw:fill="none" draw:textarea-vertical-align="middle" fo:padding-top="0.142cm" fo:padding-bottom="0.142cm" fo:padding-left="0.267cm" fo:padding-right="0.267cm" loext:decorative="false"/>
    </style:style>
    <style:style style:name="gr15" style:family="graphic" style:parent-style-name="objectwithoutfill">
      <style:graphic-properties svg:stroke-width="0.035cm" svg:stroke-color="#000000" draw:marker-start-width="0.252cm" draw:marker-end="Arrowheads_20_9" draw:marker-end-width="0.352cm" draw:fill="none" draw:textarea-vertical-align="middle" fo:padding-top="0.142cm" fo:padding-bottom="0.142cm" fo:padding-left="0.267cm" fo:padding-right="0.267cm" loext:decorative="false"/>
    </style:style>
    <style:style style:name="gr16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9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0" style:family="graphic" style:parent-style-name="objectwithoutfill">
      <style:graphic-properties svg:stroke-width="0.035cm" svg:stroke-color="#000000" draw:marker-start-width="0.252cm" draw:marker-end="Arrowheads_20_10" draw:marker-end-width="0.352cm" draw:fill="none" draw:textarea-vertical-align="middle" fo:padding-top="0.142cm" fo:padding-bottom="0.142cm" fo:padding-left="0.267cm" fo:padding-right="0.267cm" loext:decorative="false"/>
    </style:style>
    <style:style style:name="gr21" style:family="graphic" style:parent-style-name="objectwithoutfill">
      <style:graphic-properties svg:stroke-width="0.035cm" svg:stroke-color="#000000" draw:marker-start-width="0.252cm" draw:marker-end="Arrowheads_20_11" draw:marker-end-width="0.352cm" draw:fill="none" draw:textarea-vertical-align="middle" fo:padding-top="0.142cm" fo:padding-bottom="0.142cm" fo:padding-left="0.267cm" fo:padding-right="0.267cm" loext:decorative="false"/>
    </style:style>
    <style:style style:name="gr22" style:family="graphic">
      <style:graphic-properties style:protect="size" loext:decorative="false"/>
    </style:style>
    <style:style style:name="gr23" style:family="graphic" style:parent-style-name="standard" style:list-style-name="L2">
      <style:graphic-properties draw:stroke="none" svg:stroke-width="0.035cm" svg:stroke-color="#000000" draw:marker-start="" draw:marker-start-width="0.359cm" draw:marker-start-center="false" draw:marker-end="" draw:marker-end-width="0.359cm" draw:marker-end-center="false" draw:fill="solid" draw:fill-color="#000000" loext:fill-use-slide-background="false" draw:opacity="100%" draw:textarea-horizontal-align="justify" draw:textarea-vertical-align="middle" draw:auto-grow-height="false" fo:min-height="0.318cm" fo:min-width="0.068cm" fo:padding-top="0.178cm" fo:padding-bottom="0.178cm" fo:padding-left="0.303cm" fo:padding-right="0.303cm" fo:wrap-option="wrap" draw:shadow="hidden" draw:shadow-offset-x="0.2cm" draw:shadow-offset-y="0.2cm" draw:shadow-color="#808080" loext:decorative="false"/>
    </style:style>
    <style:style style:name="gr24" style:family="graphic" style:parent-style-name="standard" style:list-style-name="L2">
      <style:graphic-properties draw:stroke="none" svg:stroke-width="0.035cm" svg:stroke-color="#000000" draw:marker-start="" draw:marker-start-width="0.676cm" draw:marker-start-center="false" draw:marker-end="" draw:marker-end-width="0.676cm" draw:marker-end-center="false" draw:fill="solid" draw:fill-color="#000000" loext:fill-use-slide-background="false" draw:opacity="100%" draw:textarea-horizontal-align="justify" draw:textarea-vertical-align="middle" draw:auto-grow-height="false" fo:min-height="0cm" fo:min-width="0cm" fo:padding-top="0.283cm" fo:padding-bottom="0.283cm" fo:padding-left="0.408cm" fo:padding-right="0.408cm" fo:wrap-option="wrap" draw:shadow="hidden" draw:shadow-offset-x="0.2cm" draw:shadow-offset-y="0.2cm" draw:shadow-color="#808080" loext:decorative="false"/>
    </style:style>
    <style:style style:name="gr25" style:family="graphic" style:parent-style-name="objectwithoutfill">
      <style:graphic-properties svg:stroke-width="0.035cm" svg:stroke-color="#000000" draw:marker-start-width="0.252cm" draw:marker-end="Arrowheads_20_13" draw:marker-end-width="0.352cm" draw:fill="none" draw:textarea-vertical-align="middle" fo:padding-top="0.142cm" fo:padding-bottom="0.142cm" fo:padding-left="0.267cm" fo:padding-right="0.267cm" loext:decorative="false"/>
    </style:style>
    <style:style style:name="gr26" style:family="graphic" style:parent-style-name="standard">
      <style:graphic-properties draw:stroke="none" draw:fill="none" draw:fill-color="#2a6099" fo:min-height="2.024cm" loext:decorative="false"/>
      <style:paragraph-properties style:writing-mode="lr-tb"/>
    </style:style>
    <style:style style:name="gr27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24.738cm" fo:min-width="4.398cm" loext:decorative="false"/>
    </style:style>
    <style:style style:name="gr28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24.738cm" fo:min-width="4.397cm" loext:decorative="false"/>
    </style:style>
    <style:style style:name="gr29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24.738cm" fo:min-width="4.258cm" loext:decorative="false"/>
    </style:style>
    <style:style style:name="gr30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0.608cm" fo:min-width="4.398cm" style:writing-mode="lr-tb" loext:decorative="false"/>
      <style:paragraph-properties style:writing-mode="lr-tb"/>
    </style:style>
    <style:style style:name="gr31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0.608cm" fo:min-width="4.397cm" style:writing-mode="lr-tb" loext:decorative="false"/>
      <style:paragraph-properties style:writing-mode="lr-tb"/>
    </style:style>
    <style:style style:name="gr32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0.608cm" fo:min-width="4.294cm" style:writing-mode="lr-tb" loext:decorative="false"/>
      <style:paragraph-properties style:writing-mode="lr-tb"/>
    </style:style>
    <style:style style:name="gr33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24.738cm" fo:min-width="4.498cm" loext:decorative="false"/>
    </style:style>
    <style:style style:name="gr34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0.608cm" fo:min-width="4.498cm" style:writing-mode="lr-tb" loext:decorative="false"/>
      <style:paragraph-properties style:writing-mode="lr-tb"/>
    </style:style>
    <style:style style:name="gr35" style:family="graphic" style:parent-style-name="standard" style:list-style-name="L2">
      <style:graphic-properties draw:stroke="solid" draw:stroke-dash="Long_20_Dash" svg:stroke-width="0.035cm" svg:stroke-color="#000000" draw:marker-start="" draw:marker-start-width="0.253cm" draw:marker-start-center="false" draw:marker-end="UML_20_Arrow" draw:marker-end-width="0.253cm" draw:marker-end-center="false" draw:fill="solid" draw:fill-color="#000000" draw:textarea-horizontal-align="justify" draw:textarea-vertical-align="middle" draw:auto-grow-height="false" fo:min-height="0.159cm" fo:min-width="0cm" fo:padding-top="0.143cm" fo:padding-bottom="0.143cm" fo:padding-left="0.268cm" fo:padding-right="0.268cm" fo:wrap-option="wrap" draw:shadow="hidden" draw:shadow-offset-x="0.2cm" draw:shadow-offset-y="0.2cm" draw:shadow-color="#808080" style:protect="size" loext:decorative="false"/>
    </style:style>
    <style:style style:name="gr36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7" style:family="graphic" style:parent-style-name="objectwithoutfill">
      <style:graphic-properties svg:stroke-width="0.028cm" svg:stroke-color="#000000" draw:marker-start-width="0.242cm" draw:marker-end="Arrowheads_20_3" draw:marker-end-width="0.342cm" draw:fill="none" draw:textarea-vertical-align="middle" fo:padding-top="0.139cm" fo:padding-bottom="0.139cm" fo:padding-left="0.264cm" fo:padding-right="0.264cm" loext:decorative="false"/>
    </style:style>
    <style:style style:name="gr38" style:family="graphic" style:parent-style-name="objectwithoutfill">
      <style:graphic-properties svg:stroke-width="0.025cm" svg:stroke-color="#000000" draw:marker-start-width="0.238cm" draw:marker-end="Arrowheads_20_6" draw:marker-end-width="0.338cm" draw:fill="none" draw:textarea-vertical-align="middle" fo:padding-top="0.138cm" fo:padding-bottom="0.138cm" fo:padding-left="0.263cm" fo:padding-right="0.263cm" loext:decorative="false"/>
      <style:paragraph-properties style:writing-mode="lr-tb"/>
    </style:style>
    <style:style style:name="gr39" style:family="graphic" style:parent-style-name="standard" style:list-style-name="L2">
      <style:graphic-properties draw:stroke="none" svg:stroke-width="0.035cm" svg:stroke-color="#000000" draw:marker-start="" draw:marker-start-width="0.359cm" draw:marker-start-center="false" draw:marker-end="" draw:marker-end-width="0.359cm" draw:marker-end-center="false" draw:fill="solid" draw:fill-color="#000000" loext:fill-use-slide-background="false" draw:opacity="100%" draw:textarea-horizontal-align="justify" draw:textarea-vertical-align="middle" draw:auto-grow-height="false" fo:min-height="0.318cm" fo:min-width="0.068cm" fo:padding-top="0.178cm" fo:padding-bottom="0.178cm" fo:padding-left="0.303cm" fo:padding-right="0.303cm" fo:wrap-option="wrap" draw:shadow="hidden" draw:shadow-offset-x="0.2cm" draw:shadow-offset-y="0.2cm" draw:shadow-color="#808080" loext:decorative="false"/>
    </style:style>
    <style:style style:name="gr40" style:family="graphic" style:parent-style-name="standard" style:list-style-name="L2">
      <style:graphic-properties draw:stroke="none" svg:stroke-width="0.035cm" svg:stroke-color="#000000" draw:marker-start="" draw:marker-start-width="0.676cm" draw:marker-start-center="false" draw:marker-end="" draw:marker-end-width="0.676cm" draw:marker-end-center="false" draw:fill="solid" draw:fill-color="#000000" loext:fill-use-slide-background="false" draw:opacity="100%" draw:textarea-horizontal-align="justify" draw:textarea-vertical-align="middle" draw:auto-grow-height="false" fo:min-height="0cm" fo:min-width="0cm" fo:padding-top="0.283cm" fo:padding-bottom="0.283cm" fo:padding-left="0.408cm" fo:padding-right="0.408cm" fo:wrap-option="wrap" draw:shadow="hidden" draw:shadow-offset-x="0.2cm" draw:shadow-offset-y="0.2cm" draw:shadow-color="#808080" loext:decorative="false"/>
    </style:style>
    <style:style style:name="gr41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14.278cm" fo:min-width="9.153cm" loext:decorative="false"/>
    </style:style>
    <style:style style:name="gr42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0.608cm" fo:min-width="9.153cm" style:writing-mode="lr-tb" loext:decorative="false"/>
      <style:paragraph-properties style:writing-mode="lr-tb"/>
    </style:style>
    <style:style style:name="gr43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14.278cm" fo:min-width="4.498cm" loext:decorative="false"/>
    </style:style>
    <style:style style:name="gr44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5" style:family="graphic" style:parent-style-name="standard">
      <style:graphic-properties draw:stroke="dash" draw:stroke-dash="Dash" svg:stroke-width="0cm" svg:stroke-color="#666666" svg:stroke-linecap="butt" draw:fill="none" loext:fill-use-slide-background="false" draw:textarea-horizontal-align="justify" draw:textarea-vertical-align="top" draw:auto-grow-height="false" fo:min-height="10.545cm" fo:min-width="9.025cm" loext:decorative="false"/>
      <style:paragraph-properties style:writing-mode="lr-tb"/>
    </style:style>
    <style:style style:name="gr46" style:family="graphic" style:parent-style-name="standard">
      <style:graphic-properties draw:stroke="dash" draw:stroke-dash="Dash" svg:stroke-width="0cm" svg:stroke-color="#666666" svg:stroke-linecap="butt" draw:fill="none" loext:fill-use-slide-background="false" draw:textarea-horizontal-align="justify" draw:textarea-vertical-align="top" draw:auto-grow-height="false" fo:min-height="3.242cm" fo:min-width="3.745cm" loext:decorative="false"/>
      <style:paragraph-properties style:writing-mode="lr-tb"/>
    </style:style>
    <style:style style:name="gr47" style:family="graphic" style:parent-style-name="standard" style:list-style-name="L2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0.386cm" fo:min-width="0.136cm" fo:padding-top="0.089cm" fo:padding-bottom="0.089cm" fo:padding-left="0.214cm" fo:padding-right="0.214cm" fo:wrap-option="wrap" draw:shadow="hidden" draw:shadow-offset-x="0.2cm" draw:shadow-offset-y="0.2cm" draw:shadow-color="#808080" style:protect="size" loext:decorative="false"/>
    </style:style>
    <style:style style:name="gr48" style:family="graphic" style:parent-style-name="objectwithoutfill">
      <style:graphic-properties svg:stroke-width="0cm" svg:stroke-color="#000000" draw:marker-end="Arrowheads_20_17" draw:marker-end-width="0.3cm" draw:fill="none" draw:textarea-vertical-align="middle" loext:decorative="false"/>
    </style:style>
    <style:style style:name="gr49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draw:auto-grow-width="true" fo:min-height="0.702cm" fo:min-width="2.6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0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draw:auto-grow-width="true" fo:min-height="0.702cm" fo:min-width="3.029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2" style:family="graphic" style:parent-style-name="standard" style:list-style-name="L2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0.458cm" fo:min-width="0.208cm" fo:padding-top="0.089cm" fo:padding-bottom="0.089cm" fo:padding-left="0.214cm" fo:padding-right="0.214cm" fo:wrap-option="wrap" draw:shadow="hidden" draw:shadow-offset-x="0.2cm" draw:shadow-offset-y="0.2cm" draw:shadow-color="#808080" style:protect="size" loext:decorative="false"/>
    </style:style>
    <style:style style:name="gr53" style:family="graphic" style:parent-style-name="standard" style:list-style-name="L2">
      <style:graphic-properties draw:stroke="solid" draw:stroke-dash="Long_20_Dash" svg:stroke-width="0.035cm" svg:stroke-color="#000000" draw:marker-start="" draw:marker-start-width="0.253cm" draw:marker-start-center="false" draw:marker-end="UML_20_Arrow" draw:marker-end-width="0.253cm" draw:marker-end-center="false" draw:fill="solid" draw:fill-color="#000000" draw:textarea-horizontal-align="justify" draw:textarea-vertical-align="middle" draw:auto-grow-height="false" fo:min-height="0.159cm" fo:min-width="0cm" fo:padding-top="0.143cm" fo:padding-bottom="0.143cm" fo:padding-left="0.268cm" fo:padding-right="0.268cm" fo:wrap-option="wrap" draw:shadow="hidden" draw:shadow-offset-x="0.2cm" draw:shadow-offset-y="0.2cm" draw:shadow-color="#808080" style:protect="size" loext:decorative="false"/>
    </style:style>
    <style:style style:name="gr54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8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9" style:family="graphic" style:parent-style-name="objectwithoutfill">
      <style:graphic-properties svg:stroke-width="0.025cm" svg:stroke-color="#000000" draw:marker-start-width="0.238cm" draw:marker-end="Arrowheads_20_6" draw:marker-end-width="0.338cm" draw:fill="none" draw:textarea-vertical-align="middle" fo:padding-top="0.138cm" fo:padding-bottom="0.138cm" fo:padding-left="0.263cm" fo:padding-right="0.263cm" loext:decorative="false"/>
    </style:style>
    <style:style style:name="gr60" style:family="graphic" style:parent-style-name="objectwithoutfill">
      <style:graphic-properties svg:stroke-width="0.025cm" svg:stroke-color="#000000" draw:marker-start-width="0.238cm" draw:marker-end="Arrowheads_20_8" draw:marker-end-width="0.338cm" draw:fill="none" draw:textarea-vertical-align="middle" fo:padding-top="0.138cm" fo:padding-bottom="0.138cm" fo:padding-left="0.263cm" fo:padding-right="0.263cm" loext:decorative="false"/>
    </style:style>
    <style:style style:name="gr61" style:family="graphic" style:parent-style-name="objectwithoutfill">
      <style:graphic-properties svg:stroke-width="0.025cm" svg:stroke-color="#000000" draw:marker-start-width="0.238cm" draw:marker-end="Arrowheads_20_9" draw:marker-end-width="0.338cm" draw:fill="none" draw:textarea-vertical-align="middle" fo:padding-top="0.138cm" fo:padding-bottom="0.138cm" fo:padding-left="0.263cm" fo:padding-right="0.263cm" loext:decorative="false"/>
    </style:style>
    <style:style style:name="gr62" style:family="graphic" style:parent-style-name="objectwithoutfill">
      <style:graphic-properties svg:stroke-width="0.025cm" svg:stroke-color="#000000" draw:marker-start-width="0.238cm" draw:marker-end="Arrowheads_20_10" draw:marker-end-width="0.338cm" draw:fill="none" draw:textarea-vertical-align="middle" fo:padding-top="0.138cm" fo:padding-bottom="0.138cm" fo:padding-left="0.263cm" fo:padding-right="0.263cm" loext:decorative="false"/>
    </style:style>
    <style:style style:name="gr63" style:family="graphic" style:parent-style-name="standard" style:list-style-name="L2">
      <style:graphic-properties draw:stroke="none" svg:stroke-width="0.035cm" svg:stroke-color="#000000" draw:marker-start="" draw:marker-start-width="0.359cm" draw:marker-start-center="false" draw:marker-end="" draw:marker-end-width="0.359cm" draw:marker-end-center="false" draw:fill="solid" draw:fill-color="#000000" loext:fill-use-slide-background="false" draw:opacity="100%" draw:textarea-horizontal-align="justify" draw:textarea-vertical-align="middle" draw:auto-grow-height="false" fo:min-height="0.318cm" fo:min-width="0.068cm" fo:padding-top="0.178cm" fo:padding-bottom="0.178cm" fo:padding-left="0.303cm" fo:padding-right="0.303cm" fo:wrap-option="wrap" draw:shadow="hidden" draw:shadow-offset-x="0.2cm" draw:shadow-offset-y="0.2cm" draw:shadow-color="#808080" loext:decorative="false"/>
    </style:style>
    <style:style style:name="gr64" style:family="graphic" style:parent-style-name="standard" style:list-style-name="L2">
      <style:graphic-properties draw:stroke="none" svg:stroke-width="0.035cm" svg:stroke-color="#000000" draw:marker-start="" draw:marker-start-width="0.676cm" draw:marker-start-center="false" draw:marker-end="" draw:marker-end-width="0.676cm" draw:marker-end-center="false" draw:fill="solid" draw:fill-color="#000000" loext:fill-use-slide-background="false" draw:opacity="100%" draw:textarea-horizontal-align="justify" draw:textarea-vertical-align="middle" draw:auto-grow-height="false" fo:min-height="0cm" fo:min-width="0cm" fo:padding-top="0.283cm" fo:padding-bottom="0.283cm" fo:padding-left="0.408cm" fo:padding-right="0.408cm" fo:wrap-option="wrap" draw:shadow="hidden" draw:shadow-offset-x="0.2cm" draw:shadow-offset-y="0.2cm" draw:shadow-color="#808080" loext:decorative="false"/>
    </style:style>
    <style:style style:name="gr65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21.658cm" fo:min-width="4.398cm" loext:decorative="false"/>
    </style:style>
    <style:style style:name="gr66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21.658cm" fo:min-width="4.498cm" loext:decorative="false"/>
    </style:style>
    <style:style style:name="gr67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8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9" style:family="graphic" style:parent-style-name="objectwithoutfill">
      <style:graphic-properties svg:stroke-width="0.025cm" svg:stroke-color="#000000" draw:marker-start-width="0.238cm" draw:marker-end="Arrowheads_20_15" draw:marker-end-width="0.338cm" draw:fill="none" draw:textarea-vertical-align="middle" fo:padding-top="0.138cm" fo:padding-bottom="0.138cm" fo:padding-left="0.263cm" fo:padding-right="0.263cm" loext:decorative="false"/>
    </style:style>
    <style:style style:name="gr70" style:family="graphic" style:parent-style-name="objectwithoutfill">
      <style:graphic-properties svg:stroke-width="0.028cm" svg:stroke-color="#000000" draw:marker-start-width="0.242cm" draw:marker-end="Arrowheads_20_16" draw:marker-end-width="0.342cm" draw:fill="none" draw:textarea-vertical-align="middle" fo:padding-top="0.139cm" fo:padding-bottom="0.139cm" fo:padding-left="0.264cm" fo:padding-right="0.264cm" loext:decorative="false"/>
    </style:style>
    <style:style style:name="gr71" style:family="graphic" style:parent-style-name="standard">
      <style:graphic-properties draw:stroke="dash" draw:stroke-dash="Dash" svg:stroke-width="0cm" svg:stroke-color="#666666" svg:stroke-linecap="butt" draw:fill="none" loext:fill-use-slide-background="false" draw:textarea-horizontal-align="justify" draw:textarea-vertical-align="top" draw:auto-grow-height="false" fo:min-height="10.545cm" fo:min-width="10.93cm" loext:decorative="false"/>
      <style:paragraph-properties style:writing-mode="lr-tb"/>
    </style:style>
    <style:style style:name="gr72" style:family="graphic" style:parent-style-name="standard">
      <style:graphic-properties draw:stroke="dash" draw:stroke-dash="Dash" svg:stroke-width="0cm" svg:stroke-color="#666666" svg:stroke-linecap="butt" draw:fill="none" loext:fill-use-slide-background="false" draw:textarea-horizontal-align="justify" draw:textarea-vertical-align="top" draw:auto-grow-height="false" fo:min-height="10.545cm" fo:min-width="2.04cm" loext:decorative="false"/>
      <style:paragraph-properties style:writing-mode="lr-tb"/>
    </style:style>
    <style:style style:name="P1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000000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top="0cm" fo:margin-bottom="0.152cm"/>
    </style:style>
    <style:style style:name="P9" style:family="paragraph">
      <loext:graphic-properties draw:fill="none" draw:fill-color="#2a6099"/>
      <style:paragraph-properties fo:margin-top="0cm" fo:margin-bottom="0.152cm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text-align="center"/>
      <style:text-properties fo:font-size="12pt"/>
    </style:style>
    <style:style style:name="P11" style:family="paragraph">
      <style:paragraph-properties fo:text-align="center"/>
      <style:text-properties fo:font-size="12pt"/>
    </style:style>
    <style:style style:name="P12" style:family="paragraph">
      <loext:graphic-properties draw:fill="none"/>
      <style:paragraph-properties fo:text-align="center" style:writing-mode="lr-tb"/>
      <style:text-properties fo:font-size="12pt"/>
    </style:style>
    <style:style style:name="P13" style:family="paragraph">
      <style:paragraph-properties fo:margin-top="0cm" fo:margin-bottom="0cm" fo:text-align="center"/>
    </style:style>
    <style:style style:name="P14" style:family="paragraph">
      <style:paragraph-properties fo:text-align="center"/>
      <style:text-properties fo:color="#666666" loext:opacity="100%" fo:font-size="12pt"/>
    </style:style>
    <style:style style:name="P15" style:family="paragraph">
      <loext:graphic-properties draw:fill="none"/>
      <style:paragraph-properties fo:text-align="center"/>
      <style:text-properties fo:color="#666666" loext:opacity="100%" fo:font-size="12pt"/>
    </style:style>
    <style:style style:name="P1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indent="0cm" style:writing-mode="lr-tb"/>
      <style:text-properties fo:font-size="12pt"/>
    </style:style>
    <style:style style:name="P18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2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638cm" svg:height="0.629cm" svg:x="3.221cm" svg:y="2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3.493cm" svg:height="1.757cm" svg:x="1.794cm" svg:y="6.622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Determine Respon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gon draw:style-name="gr3" draw:text-style-name="P5" xml:id="id2" draw:id="id2" draw:layer="layout" svg:width="3.789cm" svg:height="1.588cm" draw:transform="skewX (-0.0144862327915529) translate (1.63427133626067cm 4.315cm)" svg:viewBox="0 0 3790 1589" draw:points="1,0 2368,0 2842,0 3789,0 3788,793 3790,794 3788,795 3788,1588 2842,1588 2842,1589 0,1589 947,794">
          <text:p text:style-name="P4"><text:span text:style-name="T1">Recieve Disaster Notification</text:span></text:p>
        </draw:polygon>
        <draw:connector draw:style-name="gr4" draw:text-style-name="P6" draw:layer="layout" draw:type="line" svg:x1="3.54cm" svg:y1="3.046cm" svg:x2="3.54cm" svg:y2="4.315cm" draw:start-shape="id1" draw:start-glue-point="8" draw:end-shape="id2" draw:end-glue-point="0" svg:d="M3540 3046v1269" svg:viewBox="0 0 1 1270">
          <text:p/>
        </draw:connector>
        <draw:connector draw:style-name="gr5" draw:text-style-name="P6" draw:layer="layout" draw:type="line" svg:x1="3.54cm" svg:y1="5.904cm" svg:x2="3.54cm" svg:y2="6.622cm" draw:start-shape="id2" draw:start-glue-point="2" draw:end-shape="id3" draw:end-glue-point="0" svg:d="M3540 5904v718" svg:viewBox="0 0 1 719">
          <text:p/>
        </draw:connector>
        <draw:custom-shape draw:style-name="gr6" draw:text-style-name="P3" xml:id="id4" draw:id="id4" draw:layer="layout" svg:width="3.493cm" svg:height="1.757cm" svg:x="1.794cm" svg:y="9.282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Highlight Areas of </text:span><text:span text:style-name="T1">Intere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6" draw:layer="layout" draw:type="line" svg:x1="3.54cm" svg:y1="8.379cm" svg:x2="3.54cm" svg:y2="9.282cm" draw:start-shape="id3" draw:start-glue-point="2" draw:end-shape="id4" draw:end-glue-point="0" svg:d="M3540 8379v903" svg:viewBox="0 0 1 904">
          <text:p/>
        </draw:connector>
        <draw:custom-shape draw:style-name="gr8" draw:text-style-name="P3" xml:id="id5" draw:id="id5" draw:layer="layout" svg:width="3.493cm" svg:height="1.757cm" svg:x="16.4cm" svg:y="9.282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Segment Are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6" draw:id="id6" draw:layer="layout" svg:width="3.493cm" svg:height="1.757cm" svg:x="6.614cm" svg:y="11.019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Select T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xml:id="id7" draw:id="id7" draw:layer="layout" svg:width="3.493cm" svg:height="1.757cm" svg:x="6.614cm" svg:y="13.529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Map Are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xml:id="id8" draw:id="id8" draw:layer="layout" svg:width="3.493cm" svg:height="1.757cm" svg:x="6.614cm" svg:y="16.017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M</text:span><text:span text:style-name="T1">a</text:span><text:span text:style-name="T1">r</text:span><text:span text:style-name="T1">k</text:span><text:span text:style-name="T1"> </text:span><text:span text:style-name="T1">S</text:span><text:span text:style-name="T1">e</text:span><text:span text:style-name="T1">g</text:span><text:span text:style-name="T1">m</text:span><text:span text:style-name="T1">e</text:span><text:span text:style-name="T1">n</text:span><text:span text:style-name="T1">t </text:span><text:span text:style-name="T1">C</text:span><text:span text:style-name="T1">o</text:span><text:span text:style-name="T1">m</text:span><text:span text:style-name="T1">p</text:span><text:span text:style-name="T1">l</text:span><text:span text:style-name="T1">e</text:span><text:span text:style-name="T1">t</text:span><text:span text:style-name="T1">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6" draw:layer="layout" draw:type="line" svg:x1="5.287cm" svg:y1="10.16cm" svg:x2="16.4cm" svg:y2="10.16cm" draw:start-shape="id4" draw:start-glue-point="1" draw:end-shape="id5" draw:end-glue-point="3" svg:d="M5287 10160h11113" svg:viewBox="0 0 11114 1">
          <text:p/>
        </draw:connector>
        <draw:connector draw:style-name="gr13" draw:text-style-name="P6" draw:layer="layout" svg:x1="18.146cm" svg:y1="11.039cm" svg:x2="10.107cm" svg:y2="11.897cm" draw:start-shape="id5" draw:start-glue-point="2" draw:end-shape="id6" draw:end-glue-point="1" svg:d="M18146 11039v858h-8039" svg:viewBox="0 0 8040 859">
          <text:p/>
        </draw:connector>
        <draw:connector draw:style-name="gr14" draw:text-style-name="P6" draw:layer="layout" svg:x1="8.36cm" svg:y1="12.776cm" svg:x2="8.36cm" svg:y2="13.529cm" draw:start-shape="id6" draw:start-glue-point="2" draw:end-shape="id7" draw:end-glue-point="0" svg:d="M8360 12776v753" svg:viewBox="0 0 1 754">
          <text:p/>
        </draw:connector>
        <draw:connector draw:style-name="gr15" draw:text-style-name="P6" draw:layer="layout" svg:x1="8.36cm" svg:y1="15.286cm" svg:x2="8.36cm" svg:y2="16.017cm" draw:start-shape="id7" draw:start-glue-point="2" draw:end-shape="id8" draw:end-glue-point="0" svg:d="M8360 15286v731" svg:viewBox="0 0 1 732">
          <text:p/>
        </draw:connector>
        <draw:custom-shape draw:style-name="gr16" draw:text-style-name="P3" xml:id="id9" draw:id="id9" draw:layer="layout" svg:width="3.493cm" svg:height="1.757cm" svg:x="11.6cm" svg:y="16.022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S</text:span><text:span text:style-name="T1">e</text:span><text:span text:style-name="T1">g</text:span><text:span text:style-name="T1">m</text:span><text:span text:style-name="T1">e</text:span><text:span text:style-name="T1">nt </text:span><text:span text:style-name="T1">Ar</text:span><text:span text:style-name="T1">e</text:span><text:span text:style-name="T1">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" xml:id="id10" draw:id="id10" draw:layer="layout" svg:width="3.493cm" svg:height="1.757cm" svg:x="11.6cm" svg:y="18.532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M</text:span><text:span text:style-name="T1">ap </text:span><text:span text:style-name="T1">Ar</text:span><text:span text:style-name="T1">e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xml:id="id11" draw:id="id11" draw:layer="layout" svg:width="3.493cm" svg:height="1.757cm" svg:x="11.6cm" svg:y="20.92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Mark </text:span><text:span text:style-name="T1">Segme</text:span><text:span text:style-name="T1">nt </text:span><text:span text:style-name="T1">Comple</text:span><text:span text:style-name="T1">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6" draw:layer="layout" svg:x1="13.346cm" svg:y1="17.779cm" svg:x2="13.346cm" svg:y2="18.532cm" draw:start-shape="id9" draw:start-glue-point="2" draw:end-shape="id10" draw:end-glue-point="0" svg:d="M13346 17779v753" svg:viewBox="0 0 1 754">
          <text:p/>
        </draw:connector>
        <draw:connector draw:style-name="gr15" draw:text-style-name="P6" draw:layer="layout" svg:x1="13.346cm" svg:y1="20.289cm" svg:x2="13.346cm" svg:y2="20.92cm" draw:start-shape="id10" draw:start-glue-point="2" draw:end-shape="id11" draw:end-glue-point="0" svg:d="M13346 20289v631" svg:viewBox="0 0 1 632">
          <text:p/>
        </draw:connector>
        <draw:custom-shape draw:style-name="gr19" draw:text-style-name="P3" xml:id="id12" draw:id="id12" draw:layer="layout" svg:width="3.493cm" svg:height="1.757cm" svg:x="11.6cm" svg:y="23.243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M</text:span><text:span text:style-name="T1">a</text:span><text:span text:style-name="T1">r</text:span><text:span text:style-name="T1">k</text:span><text:span text:style-name="T1"> </text:span><text:span text:style-name="T1">S</text:span><text:span text:style-name="T1">e</text:span><text:span text:style-name="T1">g</text:span><text:span text:style-name="T1">m</text:span><text:span text:style-name="T1">e</text:span><text:span text:style-name="T1">n</text:span><text:span text:style-name="T1">t</text:span><text:span text:style-name="T1"> </text:span><text:span text:style-name="T1">C</text:span><text:span text:style-name="T1">o</text:span><text:span text:style-name="T1">m</text:span><text:span text:style-name="T1">p</text:span><text:span text:style-name="T1">l</text:span><text:span text:style-name="T1">e</text:span><text:span text:style-name="T1">t</text:span><text:span text:style-name="T1">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6" draw:layer="layout" draw:type="line" svg:x1="10.107cm" svg:y1="16.895cm" svg:x2="11.6cm" svg:y2="16.9cm" draw:start-shape="id8" draw:start-glue-point="1" draw:end-shape="id9" draw:end-glue-point="3" svg:d="M10107 16895l1493 5" svg:viewBox="0 0 1494 6">
          <text:p/>
        </draw:connector>
        <draw:connector draw:style-name="gr21" draw:text-style-name="P6" draw:layer="layout" draw:type="line" svg:x1="13.346cm" svg:y1="22.677cm" svg:x2="13.346cm" svg:y2="23.243cm" draw:start-shape="id11" draw:start-glue-point="2" draw:end-shape="id12" draw:end-glue-point="0" svg:d="M13346 22677v566" svg:viewBox="0 0 1 567">
          <text:p/>
        </draw:connector>
        <draw:g draw:style-name="gr22" xml:id="id13" draw:id="id13">
          <draw:path draw:style-name="gr23" draw:text-style-name="P7" draw:layer="layout" svg:width="1.058cm" svg:height="1.058cm" svg:x="12.817cm" svg:y="25.681cm" svg:viewBox="0 0 1059 1059" svg:d="M1041 667c-12 44-30 87-53 127s-52 77-84 110c-33 32-70 61-110 84s-83 41-127 53c-45 12-91 18-137 18-47 0-93-6-138-18-44-12-87-30-127-53s-77-52-110-84c-32-33-61-70-84-110s-41-83-53-127c-12-45-18-91-18-137 0-47 6-93 18-138 12-44 30-87 53-127s52-77 84-110c33-32 70-61 110-84s83-41 127-53c45-12 91-18 138-18 46 0 92 6 137 18 44 12 87 30 127 53s77 52 110 84c32 33 61 70 84 110s41 83 53 127c12 45 18 91 18 138 0 46-6 92-18 137zM829 230c-26-26-56-49-88-67-32-19-66-33-102-43-35-9-72-14-109-14-38 0-75 5-110 14-36 10-70 24-102 43-32 18-62 41-88 67s-49 56-67 88c-19 32-33 66-43 102-9 35-14 72-14 110 0 37 5 74 14 109 10 36 24 70 43 102 18 32 41 62 67 88s56 49 88 67c32 19 66 33 102 43 35 9 72 14 110 14 37 0 74-5 109-14 36-10 70-24 102-43 32-18 62-41 88-67s49-56 67-88c19-32 33-66 43-102 9-35 14-72 14-109 0-38-5-75-14-110-10-36-24-70-43-102-18-32-41-62-67-88z">
            <text:p/>
          </draw:path>
          <draw:path draw:style-name="gr24" draw:text-style-name="P7" draw:layer="layout" svg:width="0.635cm" svg:height="0.635cm" svg:x="13.028cm" svg:y="25.892cm" svg:viewBox="0 0 636 636" svg:d="M625 400c-7 27-18 53-32 77s-31 46-50 66c-20 19-42 36-66 50s-50 25-77 32c-26 7-54 11-82 11s-56-4-82-11c-27-7-53-18-77-32s-46-31-66-50c-19-20-36-42-50-66s-25-50-32-77c-7-26-11-54-11-82s4-56 11-82c7-27 18-53 32-77s31-46 50-66c20-19 42-36 66-50s50-25 77-32c26-7 54-11 82-11s56 4 82 11c27 7 53 18 77 32s46 31 66 50c19 20 36 42 50 66s25 50 32 77c7 26 11 54 11 82s-4 56-11 82z">
            <text:p/>
          </draw:path>
        </draw:g>
        <draw:connector draw:style-name="gr25" draw:text-style-name="P6" draw:layer="layout" draw:type="line" svg:x1="13.346cm" svg:y1="25cm" svg:x2="13.346cm" svg:y2="25.681cm" draw:start-shape="id12" draw:start-glue-point="2" draw:end-shape="id13" draw:end-glue-point="0" svg:d="M13346 25000v681" svg:viewBox="0 0 1 682">
          <text:p/>
        </draw:connector>
        <draw:frame draw:style-name="gr26" draw:text-style-name="P9" draw:layer="layout" svg:width="5.08cm" svg:height="2.274cm" svg:x="15.922cm" svg:y="2.587cm">
          <draw:text-box>
            <text:p text:style-name="P8"><text:span text:style-name="T2">Activity Diagram</text:span></text:p>
            <text:p text:style-name="P8"><text:span text:style-name="T3">HOT Processes</text:span></text:p>
            <text:p text:style-name="P8"><text:span text:style-name="T2">12-Sep-2023 v1.0.0</text:span></text:p>
          </draw:text-box>
        </draw:frame>
        <draw:custom-shape draw:style-name="gr27" draw:text-style-name="P10" draw:layer="layout" svg:width="4.898cm" svg:height="24.988cm" svg:x="1.017cm" svg:y="1.95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4.897cm" svg:height="24.988cm" svg:x="5.914cm" svg:y="1.95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0" draw:layer="layout" svg:width="4.758cm" svg:height="24.988cm" svg:x="10.847cm" svg:y="1.95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4.898cm" svg:height="0.858cm" svg:x="1.017cm" svg:y="1.094cm">
          <text:p text:style-name="P11"><text:span text:style-name="T4">AT</text:span><text:span text:style-name="T4">M</text:span></text:p>
          <draw:enhanced-geometry svg:viewBox="0 0 21600 21600" draw:type="rectangle" draw:enhanced-path="M 0 0 L 21600 0 21600 21600 0 21600 0 0 Z N"/>
        </draw:custom-shape>
        <draw:custom-shape draw:style-name="gr31" draw:text-style-name="P12" draw:layer="layout" svg:width="4.897cm" svg:height="0.858cm" svg:x="5.915cm" svg:y="1.094cm">
          <text:p text:style-name="P11"><text:span text:style-name="T4">Mapper</text:span></text:p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4.794cm" svg:height="0.858cm" svg:x="10.811cm" svg:y="1.094cm">
          <text:p text:style-name="P11"><text:span text:style-name="T4">Va</text:span><text:span text:style-name="T4">lid</text:span><text:span text:style-name="T4">at</text:span><text:span text:style-name="T4">or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4.998cm" svg:height="24.988cm" svg:x="15.592cm" svg:y="1.95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4.998cm" svg:height="0.858cm" svg:x="15.592cm" svg:y="1.094cm">
          <text:p text:style-name="P11"><text:span text:style-name="T4">System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35" draw:text-style-name="P1" xml:id="id14" draw:id="id14" draw:layer="layout" svg:width="0.638cm" svg:height="0.629cm" svg:x="5.661cm" svg:y="5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xml:id="id18" draw:id="id18" draw:layer="layout" svg:width="3.493cm" svg:height="1.757cm" svg:x="4.234cm" svg:y="14.335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Log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6" draw:layer="layout" draw:type="line" svg:x1="5.98cm" svg:y1="6.616cm" svg:x2="5.98cm" svg:y2="7.55cm" draw:start-shape="id14" draw:start-glue-point="8" draw:end-shape="id15" draw:end-glue-point="4" svg:d="M5980 6616v934" svg:viewBox="0 0 1 935">
          <text:p/>
        </draw:connector>
        <draw:connector draw:style-name="gr38" draw:text-style-name="P6" draw:layer="layout" svg:x1="6.615cm" svg:y1="8.185cm" svg:x2="10.775cm" svg:y2="10.584cm" draw:start-shape="id15" draw:start-glue-point="7" draw:end-shape="id16" draw:end-glue-point="0" svg:d="M6615 8185h4160v2399" svg:viewBox="0 0 4161 2400">
          <text:p text:style-name="P13"/>
        </draw:connector>
        <draw:g draw:style-name="gr22" xml:id="id20" draw:id="id20">
          <draw:path draw:style-name="gr39" draw:text-style-name="P7" draw:layer="layout" svg:width="1.058cm" svg:height="1.058cm" svg:x="15.611cm" svg:y="17.773cm" svg:viewBox="0 0 1059 1059" svg:d="M1041 667c-12 44-30 87-53 127s-52 77-84 110c-33 32-70 61-110 84s-83 41-127 53c-45 12-91 18-137 18-47 0-93-6-138-18-44-12-87-30-127-53s-77-52-110-84c-32-33-61-70-84-110s-41-83-53-127c-12-45-18-91-18-137 0-47 6-93 18-138 12-44 30-87 53-127s52-77 84-110c33-32 70-61 110-84s83-41 127-53c45-12 91-18 138-18 46 0 92 6 137 18 44 12 87 30 127 53s77 52 110 84c32 33 61 70 84 110s41 83 53 127c12 45 18 91 18 138 0 46-6 92-18 137zM829 230c-26-26-56-49-88-67-32-19-66-33-102-43-35-9-72-14-109-14-38 0-75 5-110 14-36 10-70 24-102 43-32 18-62 41-88 67s-49 56-67 88c-19 32-33 66-43 102-9 35-14 72-14 110 0 37 5 74 14 109 10 36 24 70 43 102 18 32 41 62 67 88s56 49 88 67c32 19 66 33 102 43 35 9 72 14 110 14 37 0 74-5 109-14 36-10 70-24 102-43 32-18 62-41 88-67s49-56 67-88c19-32 33-66 43-102 9-35 14-72 14-109 0-38-5-75-14-110-10-36-24-70-43-102-18-32-41-62-67-88z">
            <text:p/>
          </draw:path>
          <draw:path draw:style-name="gr40" draw:text-style-name="P7" draw:layer="layout" svg:width="0.635cm" svg:height="0.635cm" svg:x="15.822cm" svg:y="17.984cm" svg:viewBox="0 0 636 636" svg:d="M625 400c-7 27-18 53-32 77s-31 46-50 66c-20 19-42 36-66 50s-50 25-77 32c-26 7-54 11-82 11s-56-4-82-11c-27-7-53-18-77-32s-46-31-66-50c-19-20-36-42-50-66s-25-50-32-77c-7-26-11-54-11-82s4-56 11-82c7-27 18-53 32-77s31-46 50-66c20-19 42-36 66-50s50-25 77-32c26-7 54-11 82-11s56 4 82 11c27 7 53 18 77 32s46 31 66 50c19 20 36 42 50 66s25 50 32 77c7 26 11 54 11 82s-4 56-11 82z">
            <text:p/>
          </draw:path>
        </draw:g>
        <draw:frame draw:style-name="gr26" draw:text-style-name="P9" draw:layer="layout" svg:width="7.62cm" svg:height="2.274cm" svg:x="1cm" svg:y="1cm">
          <draw:text-box>
            <text:p text:style-name="P8"><text:span text:style-name="T2">Activity Diagram</text:span></text:p>
            <text:p text:style-name="P8"><text:span text:style-name="T3">Logon to Tasking Manager</text:span></text:p>
            <text:p text:style-name="P8"><text:span text:style-name="T2">22-Nov-2023 v1.0.0</text:span></text:p>
          </draw:text-box>
        </draw:frame>
        <draw:custom-shape draw:style-name="gr41" draw:text-style-name="P10" draw:layer="layout" svg:width="9.653cm" svg:height="14.528cm" svg:x="3.789cm" svg:y="5.52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2" draw:layer="layout" svg:width="9.653cm" svg:height="0.858cm" svg:x="3.789cm" svg:y="4.664cm">
          <text:p text:style-name="P11"><text:span text:style-name="T4">User</text:span></text:p>
          <draw:enhanced-geometry svg:viewBox="0 0 21600 21600" draw:type="rectangle" draw:enhanced-path="M 0 0 L 21600 0 21600 21600 0 21600 0 0 Z N"/>
        </draw:custom-shape>
        <draw:custom-shape draw:style-name="gr43" draw:text-style-name="P10" draw:layer="layout" svg:width="4.998cm" svg:height="14.528cm" svg:x="13.464cm" svg:y="5.52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4.998cm" svg:height="0.858cm" svg:x="13.464cm" svg:y="4.664cm">
          <text:p text:style-name="P11"><text:span text:style-name="T4">System</text:span></text:p>
          <draw:enhanced-geometry svg:viewBox="0 0 21600 21600" draw:type="rectangle" draw:enhanced-path="M 0 0 L 21600 0 21600 21600 0 21600 0 0 Z N"/>
        </draw:custom-shape>
        <draw:custom-shape draw:style-name="gr44" draw:text-style-name="P3" xml:id="id16" draw:id="id16" draw:layer="layout" svg:width="3.493cm" svg:height="1.757cm" svg:x="9.029cm" svg:y="10.584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Regis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5" draw:layer="layout" svg:width="9.525cm" svg:height="10.795cm" draw:transform="rotate (1.5707963267949) translate (2.964cm 16.557cm)">
          <text:p text:style-name="P14">Tasking Manager (TM)</text:p>
          <draw:enhanced-geometry svg:viewBox="0 0 21600 21600" draw:type="rectangle" draw:enhanced-path="M 0 0 L 21600 0 21600 21600 0 21600 0 0 Z N"/>
        </draw:custom-shape>
        <draw:custom-shape draw:style-name="gr46" draw:text-style-name="P15" draw:layer="layout" svg:width="4.245cm" svg:height="3.492cm" svg:x="13.959cm" svg:y="13.065cm">
          <text:p text:style-name="P14">OS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6" xml:id="id15" draw:id="id15" draw:layer="layout" svg:width="1.27cm" svg:height="1.27cm" svg:x="5.345cm" svg:y="7.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8" draw:text-style-name="P6" draw:layer="layout" svg:x1="5.98cm" svg:y1="8.82cm" svg:x2="5.98cm" svg:y2="10.827cm" draw:start-shape="id15" draw:start-glue-point="6" draw:end-shape="id17" draw:end-glue-point="4" svg:d="M5980 8820v2007" svg:viewBox="0 0 1 2008">
          <text:p/>
        </draw:connector>
        <draw:frame draw:style-name="gr49" draw:text-style-name="P18" draw:layer="layout" svg:width="3.338cm" svg:height="0.962cm" svg:x="7.011cm" svg:y="7.658cm">
          <draw:text-box>
            <text:p text:style-name="P17"><text:span text:style-name="T5">[not registered]</text:span></text:p>
          </draw:text-box>
        </draw:frame>
        <draw:custom-shape draw:style-name="gr50" draw:text-style-name="P3" xml:id="id19" draw:id="id19" draw:layer="layout" svg:width="3.493cm" svg:height="1.757cm" svg:x="14.394cm" svg:y="14.335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Authenticate 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18" draw:layer="layout" svg:width="3.529cm" svg:height="0.644cm" svg:x="4.552cm" svg:y="9.246cm">
          <draw:text-box>
            <text:p text:style-name="P17"><text:span text:style-name="T5"><text:s/></text:span><text:span text:style-name="T5">[registered]</text:span></text:p>
          </draw:text-box>
        </draw:frame>
        <draw:custom-shape draw:style-name="gr52" draw:text-style-name="P16" xml:id="id17" draw:id="id17" draw:layer="layout" svg:width="1.27cm" svg:height="1.27cm" svg:x="5.345cm" svg:y="10.8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8" draw:text-style-name="P6" draw:layer="layout" svg:x1="5.98cm" svg:y1="12.097cm" svg:x2="5.98cm" svg:y2="14.335cm" draw:start-shape="id17" draw:start-glue-point="6" draw:end-shape="id18" draw:end-glue-point="0" svg:d="M5980 12097v2238" svg:viewBox="0 0 1 2239">
          <text:p/>
        </draw:connector>
        <draw:connector draw:style-name="gr38" draw:text-style-name="P6" draw:layer="layout" svg:x1="7.727cm" svg:y1="15.213cm" svg:x2="14.394cm" svg:y2="15.213cm" draw:start-shape="id18" draw:start-glue-point="1" draw:end-shape="id19" draw:end-glue-point="3" svg:d="M7727 15213h6667" svg:viewBox="0 0 6668 1">
          <text:p/>
        </draw:connector>
        <draw:connector draw:style-name="gr38" draw:text-style-name="P6" draw:layer="layout" svg:x1="16.14cm" svg:y1="16.092cm" svg:x2="16.14cm" svg:y2="17.773cm" draw:start-shape="id19" draw:start-glue-point="2" draw:end-shape="id20" draw:end-glue-point="0" svg:d="M16140 16092v1681" svg:viewBox="0 0 1 1682">
          <text:p/>
        </draw:connector>
        <draw:connector draw:style-name="gr38" draw:text-style-name="P6" draw:layer="layout" svg:x1="9.029cm" svg:y1="11.462cm" svg:x2="6.615cm" svg:y2="11.462cm" draw:start-shape="id16" draw:start-glue-point="3" draw:end-shape="id17" draw:end-glue-point="7" svg:d="M9029 11462h-2414" svg:viewBox="0 0 2415 1">
          <text:p/>
        </draw:connector>
      </draw:page>
      <draw:page draw:name="page3" draw:style-name="dp1" draw:master-page-name="Default">
        <draw:custom-shape draw:style-name="gr53" draw:text-style-name="P1" xml:id="id21" draw:id="id21" draw:layer="layout" svg:width="0.638cm" svg:height="0.629cm" svg:x="7.441cm" svg:y="4.7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" xml:id="id22" draw:id="id22" draw:layer="layout" svg:width="3.493cm" svg:height="1.757cm" svg:x="6.014cm" svg:y="6.554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Search Projec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6" draw:layer="layout" draw:type="line" svg:x1="7.76cm" svg:y1="5.346cm" svg:x2="7.76cm" svg:y2="6.554cm" draw:start-shape="id21" draw:start-glue-point="8" draw:end-shape="id22" draw:end-glue-point="0" svg:d="M7760 5346v1208" svg:viewBox="0 0 1 1209">
          <text:p/>
        </draw:connector>
        <draw:custom-shape draw:style-name="gr55" draw:text-style-name="P3" xml:id="id24" draw:id="id24" draw:layer="layout" svg:width="3.493cm" svg:height="1.757cm" svg:x="6.014cm" svg:y="9.06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Select and View Proj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" xml:id="id25" draw:id="id25" draw:layer="layout" svg:width="3.493cm" svg:height="1.757cm" svg:x="6.014cm" svg:y="12.235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Select and Lock T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" xml:id="id26" draw:id="id26" draw:layer="layout" svg:width="3.493cm" svg:height="1.757cm" svg:x="6.014cm" svg:y="15.275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Map Task Are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" xml:id="id27" draw:id="id27" draw:layer="layout" svg:width="3.493cm" svg:height="1.757cm" svg:x="6.014cm" svg:y="17.985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Upload Mapping 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9" draw:text-style-name="P6" draw:layer="layout" svg:x1="12.903cm" svg:y1="8.311cm" svg:x2="9.507cm" svg:y2="9.938cm" draw:start-shape="id23" draw:start-glue-point="2" draw:end-shape="id24" draw:end-glue-point="1" svg:d="M12903 8311v1627h-3396" svg:viewBox="0 0 3397 1628">
          <text:p/>
        </draw:connector>
        <draw:connector draw:style-name="gr60" draw:text-style-name="P6" draw:layer="layout" svg:x1="7.76cm" svg:y1="10.817cm" svg:x2="7.76cm" svg:y2="12.235cm" draw:start-shape="id24" draw:start-glue-point="2" draw:end-shape="id25" draw:end-glue-point="0" svg:d="M7760 10817v1418" svg:viewBox="0 0 1 1419">
          <text:p/>
        </draw:connector>
        <draw:connector draw:style-name="gr61" draw:text-style-name="P6" draw:layer="layout" svg:x1="7.76cm" svg:y1="17.032cm" svg:x2="7.76cm" svg:y2="17.985cm" draw:start-shape="id26" draw:start-glue-point="2" draw:end-shape="id27" draw:end-glue-point="0" svg:d="M7760 17032v953" svg:viewBox="0 0 1 954">
          <text:p/>
        </draw:connector>
        <draw:connector draw:style-name="gr62" draw:text-style-name="P6" draw:layer="layout" draw:type="line" svg:x1="7.76cm" svg:y1="13.992cm" svg:x2="7.76cm" svg:y2="15.275cm" draw:start-shape="id25" draw:start-glue-point="2" draw:end-shape="id26" draw:end-glue-point="0" svg:d="M7760 13992v1283" svg:viewBox="0 0 1 1284">
          <text:p/>
        </draw:connector>
        <draw:g draw:style-name="gr22" xml:id="id29" draw:id="id29">
          <draw:path draw:style-name="gr63" draw:text-style-name="P7" draw:layer="layout" svg:width="1.058cm" svg:height="1.058cm" svg:x="7.243cm" svg:y="24.177cm" svg:viewBox="0 0 1059 1059" svg:d="M1041 667c-12 44-30 87-53 127s-52 77-84 110c-33 32-70 61-110 84s-83 41-127 53c-45 12-91 18-137 18-47 0-93-6-138-18-44-12-87-30-127-53s-77-52-110-84c-32-33-61-70-84-110s-41-83-53-127c-12-45-18-91-18-137 0-47 6-93 18-138 12-44 30-87 53-127s52-77 84-110c33-32 70-61 110-84s83-41 127-53c45-12 91-18 138-18 46 0 92 6 137 18 44 12 87 30 127 53s77 52 110 84c32 33 61 70 84 110s41 83 53 127c12 45 18 91 18 138 0 46-6 92-18 137zM829 230c-26-26-56-49-88-67-32-19-66-33-102-43-35-9-72-14-109-14-38 0-75 5-110 14-36 10-70 24-102 43-32 18-62 41-88 67s-49 56-67 88c-19 32-33 66-43 102-9 35-14 72-14 110 0 37 5 74 14 109 10 36 24 70 43 102 18 32 41 62 67 88s56 49 88 67c32 19 66 33 102 43 35 9 72 14 110 14 37 0 74-5 109-14 36-10 70-24 102-43 32-18 62-41 88-67s49-56 67-88c19-32 33-66 43-102 9-35 14-72 14-109 0-38-5-75-14-110-10-36-24-70-43-102-18-32-41-62-67-88z">
            <text:p/>
          </draw:path>
          <draw:path draw:style-name="gr64" draw:text-style-name="P7" draw:layer="layout" svg:width="0.635cm" svg:height="0.635cm" svg:x="7.454cm" svg:y="24.388cm" svg:viewBox="0 0 636 636" svg:d="M625 400c-7 27-18 53-32 77s-31 46-50 66c-20 19-42 36-66 50s-50 25-77 32c-26 7-54 11-82 11s-56-4-82-11c-27-7-53-18-77-32s-46-31-66-50c-19-20-36-42-50-66s-25-50-32-77c-7-26-11-54-11-82s4-56 11-82c7-27 18-53 32-77s31-46 50-66c20-19 42-36 66-50s50-25 77-32c26-7 54-11 82-11s56 4 82 11c27 7 53 18 77 32s46 31 66 50c19 20 36 42 50 66s25 50 32 77c7 26 11 54 11 82s-4 56-11 82z">
            <text:p/>
          </draw:path>
        </draw:g>
        <draw:frame draw:style-name="gr26" draw:text-style-name="P9" draw:layer="layout" svg:width="7.62cm" svg:height="2.274cm" svg:x="1cm" svg:y="1cm">
          <draw:text-box>
            <text:p text:style-name="P8"><text:span text:style-name="T2">Activity Diagram</text:span></text:p>
            <text:p text:style-name="P8"><text:span text:style-name="T3">Map Area</text:span></text:p>
            <text:p text:style-name="P8"><text:span text:style-name="T2">22-Nov-2023 v1.0.0</text:span></text:p>
          </draw:text-box>
        </draw:frame>
        <draw:custom-shape draw:style-name="gr65" draw:text-style-name="P10" draw:layer="layout" svg:width="4.898cm" svg:height="21.908cm" svg:x="5.317cm" svg:y="4.25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4.898cm" svg:height="0.858cm" svg:x="5.317cm" svg:y="3.394cm">
          <text:p text:style-name="P11"><text:span text:style-name="T4">Volunteer</text:span></text:p>
          <draw:enhanced-geometry svg:viewBox="0 0 21600 21600" draw:type="rectangle" draw:enhanced-path="M 0 0 L 21600 0 21600 21600 0 21600 0 0 Z N"/>
        </draw:custom-shape>
        <draw:custom-shape draw:style-name="gr66" draw:text-style-name="P10" draw:layer="layout" svg:width="4.998cm" svg:height="21.908cm" svg:x="10.192cm" svg:y="4.25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4.998cm" svg:height="0.858cm" svg:x="10.192cm" svg:y="3.394cm">
          <text:p text:style-name="P11"><text:span text:style-name="T4">System</text:span></text:p>
          <draw:enhanced-geometry svg:viewBox="0 0 21600 21600" draw:type="rectangle" draw:enhanced-path="M 0 0 L 21600 0 21600 21600 0 21600 0 0 Z N"/>
        </draw:custom-shape>
        <draw:custom-shape draw:style-name="gr67" draw:text-style-name="P3" xml:id="id23" draw:id="id23" draw:layer="layout" svg:width="3.493cm" svg:height="1.757cm" svg:x="11.157cm" svg:y="6.554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Display Resul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6" draw:layer="layout" draw:type="line" svg:x1="9.507cm" svg:y1="7.432cm" svg:x2="11.157cm" svg:y2="7.432cm" draw:start-shape="id22" draw:start-glue-point="1" draw:end-shape="id23" draw:end-glue-point="3" svg:d="M9507 7432h1650" svg:viewBox="0 0 1651 1">
          <text:p/>
        </draw:connector>
        <draw:custom-shape draw:style-name="gr68" draw:text-style-name="P3" xml:id="id28" draw:id="id28" draw:layer="layout" svg:width="3.493cm" svg:height="1.757cm" svg:x="6.014cm" svg:y="20.99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Update Task Status to Mapp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9" draw:text-style-name="P6" draw:layer="layout" svg:x1="7.76cm" svg:y1="19.742cm" svg:x2="7.76cm" svg:y2="20.99cm" draw:start-shape="id27" draw:start-glue-point="2" draw:end-shape="id28" draw:end-glue-point="0" svg:d="M7760 19742v1248" svg:viewBox="0 0 1 1249">
          <text:p/>
        </draw:connector>
        <draw:connector draw:style-name="gr70" draw:text-style-name="P6" draw:layer="layout" svg:x1="7.76cm" svg:y1="22.747cm" svg:x2="7.772cm" svg:y2="24.177cm" draw:start-shape="id28" draw:start-glue-point="2" draw:end-shape="id29" draw:end-glue-point="0" svg:d="M7760 22747v724h12v706" svg:viewBox="0 0 13 1431">
          <text:p/>
        </draw:connector>
        <draw:custom-shape draw:style-name="gr71" draw:text-style-name="P15" draw:layer="layout" svg:width="11.43cm" svg:height="10.795cm" draw:transform="rotate (1.5707963267949) translate (4.175cm 17.192cm)">
          <text:p text:style-name="P14">Tasking Manager (TM)</text:p>
          <draw:enhanced-geometry svg:viewBox="0 0 21600 21600" draw:type="rectangle" draw:enhanced-path="M 0 0 L 21600 0 21600 21600 0 21600 0 0 Z N"/>
        </draw:custom-shape>
        <draw:custom-shape draw:style-name="gr72" draw:text-style-name="P15" draw:layer="layout" svg:width="2.54cm" svg:height="10.795cm" draw:transform="rotate (1.5707963267949) translate (4.175cm 20.05cm)">
          <text:p text:style-name="P14">OSM</text:p>
          <draw:enhanced-geometry svg:viewBox="0 0 21600 21600" draw:type="rectangle" draw:enhanced-path="M 0 0 L 21600 0 21600 21600 0 21600 0 0 Z N"/>
        </draw:custom-shape>
        <draw:custom-shape draw:style-name="gr72" draw:text-style-name="P15" draw:layer="layout" svg:width="2.54cm" svg:height="10.795cm" draw:transform="rotate (1.5707963267949) translate (4.175cm 23.225cm)">
          <text:p text:style-name="P14">TM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UML_20_Arrow" draw:display-name="UML Arrow" svg:viewBox="-0.0901699437494742 0 406.180339887499 756.090169943749" svg:d="M105 715c-2 9-7 17-13 24-7 7-15 12-23 15-9 2-19 3-28 1s-17-7-24-13c-7-7-12-15-15-23-2-9-3-19-1-28l150-650c2-5 3-10 6-14 5-9 11-15 20-20 8-5 17-7 26-7s18 2 27 7c8 5 14 11 19 20 3 4 4 9 6 14l150 650c2 9 1 19-1 28-3 8-8 16-15 23-7 6-15 11-24 13s-19 1-28-1c-8-3-16-8-23-15-6-7-11-15-13-24l-44-194v232h-53-53v-237z"/>
    <draw:stroke-dash draw:name="Dash" draw:style="rect" draw:dots1="1" draw:dots1-length="300%" draw:distance="100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0:11:00.397861341</meta:creation-date>
    <dc:date>2023-11-22T10:58:32.345623236</dc:date>
    <meta:editing-duration>PT1H4M31S</meta:editing-duration>
    <meta:editing-cycles>2</meta:editing-cycles>
    <meta:generator>LibreOffice/7.6.2.1$MacOSX_AARCH64 LibreOffice_project/56f7684011345957bbf33a7ee678afaf4d2ba333</meta:generator>
    <meta:document-statistic meta:object-count="88"/>
  </office:meta>
</office:document-meta>
</file>